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hile Shepherds Watched Their Flocks</text:p>
      <text:p text:style-name="P1"/>
      <text:p text:style-name="P3">While shepherds watched their flocks by night,</text:p>
      <text:p text:style-name="P3">All seated on the ground,</text:p>
      <text:p text:style-name="P3">The angel of the Lord came down,</text:p>
      <text:p text:style-name="P3">And glory shown around, and glory shown around.</text:p>
      <text:p text:style-name="P3"/>
      <text:p text:style-name="P3">“Fear not”, said he, for mighty dread</text:p>
      <text:p text:style-name="P3">Had seized their troubled mind,</text:p>
      <text:p text:style-name="P3">“Glad tidings of great joy I bring</text:p>
      <text:p text:style-name="P3">To you and all mankind, to you and all mankind.”</text:p>
      <text:p text:style-name="P3"/>
      <text:p text:style-name="P3">“To you in David's town this day</text:p>
      <text:p text:style-name="P3">Is born of David's line,</text:p>
      <text:p text:style-name="P3">The Savior who is Christ the Lord,</text:p>
      <text:p text:style-name="P3">And this shall be the sign, and this shall be the sign.”</text:p>
      <text:p text:style-name="P3"/>
      <text:p text:style-name="P3">“The heav'nly Babe you there shall find</text:p>
      <text:p text:style-name="P3">To human view displayed,</text:p>
      <text:p text:style-name="P3">All meanly wrapped in swathing bands,</text:p>
      <text:p text:style-name="P3">And in a manger laid, and in a manger laid.</text:p>
      <text:p text:style-name="P3"/>
      <text:p text:style-name="P3">“All glory be to God on high,</text:p>
      <text:p text:style-name="P3">And to the earth be peace:</text:p>
      <text:p text:style-name="P3">Goodwill henceforth from heav'n to men</text:p>
      <text:p text:style-name="P3">Begin and never cease, begin and never cease.</text:p>
      <text:p text:style-name="P3"><text:span text:style-name="T1"/></text:p>
      <text:p text:style-name="P3"/>
      <text:p text:style-name="P3">Composer: George F. Handel (1685-1759)</text:p>
      <text:p text:style-name="P3">Lyricist: Nahum Tate (1652-1715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02T09:14:09</meta:creation-date>
    <meta:editing-duration>PT8M57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23" meta:word-count="160" meta:character-count="833"/>
    <dc:date>2018-12-02T09:23:05</dc:date>
    <dc:creator>Hank Warren</dc:creator>
    <meta:template xlink:type="simple" xlink:actuate="onRequest" xlink:title="TubaHymn" xlink:href="../../../../Library/Application%20Support/OpenOffice/4/user/template/TubaHymn.ott" meta:date="2018-12-02T09:14:09"/>
  </office:meta>
</office:document-meta>
</file>